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language="pl" fo:country="PL"/>
    </style:style>
    <style:style style:name="P2" style:family="paragraph" style:parent-style-name="Subtitle">
      <style:text-properties fo:language="pl" fo:country="PL"/>
    </style:style>
    <style:style style:name="P3" style:family="paragraph" style:parent-style-name="Text_20_body">
      <style:text-properties fo:language="pl" fo:country="PL"/>
    </style:style>
    <style:style style:name="P4" style:family="paragraph" style:parent-style-name="Text_20_body">
      <style:text-properties fo:language="pl" fo:country="PL" officeooo:rsid="0009cdf6" officeooo:paragraph-rsid="0009cdf6"/>
    </style:style>
    <style:style style:name="P5" style:family="paragraph" style:parent-style-name="Text_20_body">
      <style:text-properties officeooo:rsid="00148e7b" officeooo:paragraph-rsid="0037ef29"/>
    </style:style>
    <style:style style:name="P6" style:family="paragraph" style:parent-style-name="Text_20_body">
      <style:text-properties officeooo:rsid="0032ff27" officeooo:paragraph-rsid="0032ff27"/>
    </style:style>
    <style:style style:name="P7" style:family="paragraph" style:parent-style-name="Text_20_body">
      <style:paragraph-properties fo:break-before="page" style:writing-mode="lr-tb"/>
      <style:text-properties fo:language="pl" fo:country="PL" officeooo:rsid="00324342" officeooo:paragraph-rsid="00324342"/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Title" style:master-page-name="First_20_Page">
      <style:paragraph-properties style:page-number="auto" fo:break-before="page"/>
      <style:text-properties fo:language="pl" fo:country="PL" officeooo:paragraph-rsid="00146dc9"/>
    </style:style>
    <style:style style:name="P10" style:family="paragraph" style:parent-style-name="Heading_20_1">
      <style:paragraph-properties fo:break-before="page"/>
      <style:text-properties style:use-window-font-color="true" fo:language="pl" fo:country="PL" officeooo:rsid="0008b1f6" officeooo:paragraph-rsid="0008b1f6"/>
    </style:style>
    <style:style style:name="P11" style:family="paragraph" style:parent-style-name="Heading_20_1">
      <style:paragraph-properties fo:break-before="page"/>
      <style:text-properties style:use-window-font-color="true" style:font-name="Times New Roman1" fo:language="pl" fo:country="PL" officeooo:rsid="002ae7de" officeooo:paragraph-rsid="0008b1f6"/>
    </style:style>
    <style:style style:name="P12" style:family="paragraph" style:parent-style-name="Heading_20_1">
      <style:paragraph-properties fo:break-before="page"/>
      <style:text-properties fo:language="pl" fo:country="PL"/>
    </style:style>
    <style:style style:name="P13" style:family="paragraph" style:parent-style-name="Heading_20_1">
      <style:paragraph-properties fo:break-before="page" style:writing-mode="lr-tb"/>
      <style:text-properties fo:language="pl" fo:country="PL" officeooo:rsid="00324342" officeooo:paragraph-rsid="00324342"/>
    </style:style>
    <style:style style:name="P14" style:family="paragraph" style:parent-style-name="Heading_20_1">
      <style:paragraph-properties style:writing-mode="lr-tb"/>
    </style:style>
    <style:style style:name="P15" style:family="paragraph" style:parent-style-name="Heading_20_2">
      <style:text-properties fo:language="pl" fo:country="PL" officeooo:rsid="0008b1f6" officeooo:paragraph-rsid="0008b1f6"/>
    </style:style>
    <style:style style:name="P16" style:family="paragraph" style:parent-style-name="Heading_20_2">
      <style:text-properties fo:language="pl" fo:country="PL" officeooo:rsid="0008b1f6" officeooo:paragraph-rsid="00376a50"/>
    </style:style>
    <style:style style:name="P17" style:family="paragraph" style:parent-style-name="Heading_20_2">
      <style:text-properties fo:language="pl" fo:country="PL" officeooo:rsid="0009cdf6" officeooo:paragraph-rsid="0009cdf6"/>
    </style:style>
    <style:style style:name="P18" style:family="paragraph" style:parent-style-name="Heading_20_2">
      <style:text-properties fo:language="pl" fo:country="PL" officeooo:rsid="0009cdf6" officeooo:paragraph-rsid="00582a5e"/>
    </style:style>
    <style:style style:name="P19" style:family="paragraph" style:parent-style-name="Heading_20_2">
      <style:text-properties officeooo:rsid="0050222f" officeooo:paragraph-rsid="0050222f"/>
    </style:style>
    <style:style style:name="P20" style:family="paragraph" style:parent-style-name="Heading_20_2">
      <style:text-properties officeooo:rsid="0032ff27" officeooo:paragraph-rsid="0032ff27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3" style:family="paragraph" style:parent-style-name="Text_20_body" style:list-style-name="L1">
      <style:text-properties style:use-window-font-color="true" fo:language="pl" fo:country="PL" officeooo:rsid="0006e7ab" officeooo:paragraph-rsid="0008b1f6"/>
    </style:style>
    <style:style style:name="P24" style:family="paragraph" style:parent-style-name="Text_20_body" style:list-style-name="L1">
      <style:text-properties style:use-window-font-color="true" fo:language="pl" fo:country="PL" officeooo:rsid="000b8578" officeooo:paragraph-rsid="0008b1f6"/>
    </style:style>
    <style:style style:name="P25" style:family="paragraph" style:parent-style-name="Text_20_body" style:list-style-name="L2">
      <style:text-properties fo:font-weight="normal" officeooo:rsid="0037ef29" officeooo:paragraph-rsid="0037ef29" style:font-weight-asian="normal" style:font-weight-complex="normal"/>
    </style:style>
    <style:style style:name="P26" style:family="paragraph" style:parent-style-name="Text_20_body" style:list-style-name="L2">
      <style:text-properties fo:font-weight="normal" officeooo:rsid="0041f0db" officeooo:paragraph-rsid="0041f0db" style:font-weight-asian="normal" style:font-weight-complex="normal"/>
    </style:style>
    <style:style style:name="P27" style:family="paragraph" style:parent-style-name="Text_20_body" style:list-style-name="L3">
      <style:text-properties officeooo:paragraph-rsid="0032ff27"/>
    </style:style>
    <style:style style:name="P28" style:family="paragraph" style:parent-style-name="Text_20_body" style:list-style-name="L5">
      <style:text-properties officeooo:rsid="0050222f" officeooo:paragraph-rsid="0050222f"/>
    </style:style>
    <style:style style:name="P29" style:family="paragraph" style:parent-style-name="Text_20_body" style:list-style-name="L7">
      <style:text-properties fo:language="pl" fo:country="PL" officeooo:paragraph-rsid="003cfdd8"/>
    </style:style>
    <style:style style:name="P30" style:family="paragraph" style:parent-style-name="Text_20_body" style:list-style-name="L7">
      <style:text-properties fo:language="pl" fo:country="PL" officeooo:paragraph-rsid="000ba0ef"/>
    </style:style>
    <style:style style:name="P31" style:family="paragraph" style:parent-style-name="Text_20_body">
      <style:text-properties fo:language="pl" fo:country="PL" officeooo:paragraph-rsid="00582a5e"/>
    </style:style>
    <style:style style:name="P32" style:family="paragraph" style:parent-style-name="Text_20_body" style:list-style-name="L2">
      <style:paragraph-properties style:writing-mode="lr-tb"/>
      <style:text-properties fo:font-weight="normal" officeooo:rsid="0055e106" officeooo:paragraph-rsid="0055e106" style:font-weight-asian="normal" style:font-weight-complex="normal"/>
    </style:style>
    <style:style style:name="P33" style:family="paragraph" style:parent-style-name="Text_20_body">
      <style:paragraph-properties style:writing-mode="lr-tb"/>
      <style:text-properties fo:font-weight="normal" officeooo:rsid="0055e106" officeooo:paragraph-rsid="0055e106" style:font-weight-asian="normal" style:font-weight-complex="normal"/>
    </style:style>
    <style:style style:name="P34" style:family="paragraph" style:parent-style-name="Text_20_body" style:list-style-name="L6">
      <style:paragraph-properties style:writing-mode="lr-tb"/>
      <style:text-properties fo:language="pl" fo:country="PL" officeooo:rsid="0009cdf6" officeooo:paragraph-rsid="0009cdf6"/>
    </style:style>
    <style:style style:name="P35" style:family="paragraph" style:parent-style-name="Text_20_body" style:list-style-name="L6">
      <style:paragraph-properties style:writing-mode="lr-tb"/>
      <style:text-properties fo:language="pl" fo:country="PL" officeooo:rsid="0009cdf6" officeooo:paragraph-rsid="0035726b"/>
    </style:style>
    <style:style style:name="P36" style:family="paragraph" style:parent-style-name="Text_20_body">
      <style:paragraph-properties style:writing-mode="lr-tb"/>
      <style:text-properties fo:language="pl" fo:country="PL" officeooo:rsid="0009cdf6" officeooo:paragraph-rsid="00582a5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994" style:font-weight-asian="bold" style:font-weight-complex="bold"/>
    </style:style>
    <style:style style:name="T3" style:family="text">
      <style:text-properties fo:font-weight="bold" officeooo:rsid="0009cdf6" style:font-weight-asian="bold" style:font-weight-complex="bold"/>
    </style:style>
    <style:style style:name="T4" style:family="text">
      <style:text-properties fo:font-weight="bold" officeooo:rsid="002efa4a" style:font-weight-asian="bold" style:font-weight-complex="bold"/>
    </style:style>
    <style:style style:name="T5" style:family="text">
      <style:text-properties officeooo:rsid="000c8398"/>
    </style:style>
    <style:style style:name="T6" style:family="text">
      <style:text-properties fo:language="pl" fo:country="PL"/>
    </style:style>
    <style:style style:name="T7" style:family="text">
      <style:text-properties fo:language="pl" fo:country="PL" fo:font-weight="bold" style:font-weight-asian="bold" style:font-weight-complex="bold"/>
    </style:style>
    <style:style style:name="T8" style:family="text">
      <style:text-properties fo:language="pl" fo:country="PL" fo:font-weight="bold" officeooo:rsid="0039dcb3" style:font-weight-asian="bold" style:font-weight-complex="bold"/>
    </style:style>
    <style:style style:name="T9" style:family="text">
      <style:text-properties fo:language="pl" fo:country="PL" fo:font-weight="bold" officeooo:rsid="00499309" style:font-weight-asian="bold" style:font-weight-complex="bold"/>
    </style:style>
    <style:style style:name="T10" style:family="text">
      <style:text-properties fo:language="pl" fo:country="PL" fo:font-weight="bold" officeooo:rsid="0032ff27" style:font-weight-asian="bold" style:font-weight-complex="bold"/>
    </style:style>
    <style:style style:name="T11" style:family="text">
      <style:text-properties fo:language="pl" fo:country="PL" officeooo:rsid="00324342"/>
    </style:style>
    <style:style style:name="T12" style:family="text">
      <style:text-properties fo:language="pl" fo:country="PL" officeooo:rsid="0032ff27"/>
    </style:style>
    <style:style style:name="T13" style:family="text">
      <style:text-properties fo:language="pl" fo:country="PL" fo:font-weight="normal" officeooo:rsid="00499309" style:font-weight-asian="normal" style:font-weight-complex="normal"/>
    </style:style>
    <style:style style:name="T14" style:family="text">
      <style:text-properties fo:language="pl" fo:country="PL" officeooo:rsid="0039dcb3"/>
    </style:style>
    <style:style style:name="T15" style:family="text">
      <style:text-properties fo:language="pl" fo:country="PL" officeooo:rsid="003cfdd8"/>
    </style:style>
    <style:style style:name="T16" style:family="text">
      <style:text-properties fo:language="pl" fo:country="PL" officeooo:rsid="00499309"/>
    </style:style>
    <style:style style:name="T17" style:family="text">
      <style:text-properties fo:language="pl" fo:country="PL" officeooo:rsid="0055e106"/>
    </style:style>
    <style:style style:name="T18" style:family="text">
      <style:text-properties fo:language="pl" fo:country="PL" officeooo:rsid="0009cdf6"/>
    </style:style>
    <style:style style:name="T19" style:family="text">
      <style:text-properties fo:language="pl" fo:country="PL" officeooo:rsid="00582a5e"/>
    </style:style>
    <style:style style:name="T20" style:family="text">
      <style:text-properties officeooo:rsid="0009cdf6"/>
    </style:style>
    <style:style style:name="T21" style:family="text">
      <style:text-properties fo:font-weight="normal" officeooo:rsid="003cfdd8" style:font-weight-asian="normal" style:font-weight-complex="normal"/>
    </style:style>
    <style:style style:name="T22" style:family="text">
      <style:text-properties officeooo:rsid="00148e7b"/>
    </style:style>
    <style:style style:name="T23" style:family="text">
      <style:text-properties officeooo:rsid="002efa4a"/>
    </style:style>
    <style:style style:name="T24" style:family="text">
      <style:text-properties officeooo:rsid="003b02b4"/>
    </style:style>
    <style:style style:name="T25" style:family="text">
      <style:text-properties officeooo:rsid="00499309"/>
    </style:style>
    <style:style style:name="T26" style:family="text">
      <style:text-properties officeooo:rsid="00558b6d"/>
    </style:style>
    <style:style style:name="T27" style:family="text">
      <style:text-properties officeooo:rsid="0055e106"/>
    </style:style>
    <style:style style:name="T28" style:family="text">
      <style:text-properties officeooo:rsid="00582a5e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ykonanie <text:span text:style-name="T27">Projektu własnego<text:line-break/>w języku programowania Python</text:span></text:p>
      <text:p text:style-name="P2">Instrukcja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1">Spis treści</text:p>
          </text:index-title>
          <text:p text:style-name="P22"><text:a xlink:type="simple" xlink:href="#__RefHeading___Toc1271_1956436819" text:style-name="Index_20_Link" text:visited-style-name="Index_20_Link">1 Instrukcja<text:tab/>3</text:a></text:p>
          <text:p text:style-name="P22"><text:a xlink:type="simple" xlink:href="#__RefHeading___Toc1273_1956436819" text:style-name="Index_20_Link" text:visited-style-name="Index_20_Link">2 Specyfikacja projektu<text:tab/>4</text:a></text:p>
          <text:p text:style-name="P8"><text:a xlink:type="simple" xlink:href="#__RefHeading___Toc1275_1956436819" text:style-name="Index_20_Link" text:visited-style-name="Index_20_Link">2.1 Cel projektu<text:tab/>4</text:a></text:p>
          <text:p text:style-name="P8"><text:a xlink:type="simple" xlink:href="#__RefHeading___Toc1629_1151712601" text:style-name="Index_20_Link" text:visited-style-name="Index_20_Link">2.2 Szczegóły projektu<text:tab/>4</text:a></text:p>
          <text:p text:style-name="P22"><text:a xlink:type="simple" xlink:href="#__RefHeading___Toc1631_1151712601" text:style-name="Index_20_Link" text:visited-style-name="Index_20_Link">3 Części składowe projektu<text:tab/>5</text:a></text:p>
          <text:p text:style-name="P8"><text:a xlink:type="simple" xlink:href="#__RefHeading___Toc1633_1151712601" text:style-name="Index_20_Link" text:visited-style-name="Index_20_Link">3.1 Katalog „Pliki_zrodlowe”<text:tab/>5</text:a></text:p>
          <text:p text:style-name="P8"><text:a xlink:type="simple" xlink:href="#__RefHeading___Toc3701_1151712601" text:style-name="Index_20_Link" text:visited-style-name="Index_20_Link">3.2 Plik „Dla_uzytkownika_prosze_przeczytac.odt”<text:tab/>5</text:a></text:p>
          <text:p text:style-name="P8"><text:a xlink:type="simple" xlink:href="#__RefHeading___Toc1637_1151712601" text:style-name="Index_20_Link" text:visited-style-name="Index_20_Link">3.3 Plik Instrukcja.odt<text:tab/>5</text:a></text:p>
          <text:p text:style-name="P22"><text:a xlink:type="simple" xlink:href="#__RefHeading___Toc1500_1956436819" text:style-name="Index_20_Link" text:visited-style-name="Index_20_Link">4 Plik "Imie_Nazwisko_Projekt wlasny_Python.7z"<text:tab/>6</text:a></text:p>
          <text:p text:style-name="P8"><text:a xlink:type="simple" xlink:href="#__RefHeading___Toc1502_1956436819" text:style-name="Index_20_Link" text:visited-style-name="Index_20_Link">4.1 Struktura pliku<text:tab/>6</text:a></text:p>
          <text:p text:style-name="P8"><text:a xlink:type="simple" xlink:href="#__RefHeading___Toc1504_1956436819" text:style-name="Index_20_Link" text:visited-style-name="Index_20_Link">4.2 Nazwa pliku "Imie_Nazwisko_Projekt wlasny_Python.zip"<text:tab/>6</text:a></text:p>
          <text:p text:style-name="P22"><text:a xlink:type="simple" xlink:href="#__RefHeading___Toc1506_1956436819" text:style-name="Index_20_Link" text:visited-style-name="Index_20_Link">5 Dopuszczalne wersje użytych narzędzi<text:tab/>7</text:a></text:p>
        </text:index-body>
      </text:table-of-content>
      <text:p text:style-name="P3"/>
      <text:h text:style-name="P10" text:outline-level="1"><text:bookmark-start text:name="__RefHeading___Toc1271_1956436819"/>Instrukcja<text:bookmark-end text:name="__RefHeading___Toc1271_1956436819"/></text:h>
      <text:list xml:id="list1392255294" text:style-name="L1">
        <text:list-item>
          <text:p text:style-name="P23">Otwórz ten plik w edytorze <text:span text:style-name="T1">LibreOffice</text:span>.</text:p>
        </text:list-item>
        <text:list-item>
          <text:p text:style-name="P24"><text:span text:style-name="T1">Nie</text:span> <text:span text:style-name="T5">usuwaj żadnej części tego pliku</text:span>.</text:p>
        </text:list-item>
      </text:list>
      <text:h text:style-name="P11" text:outline-level="1"><text:bookmark-start text:name="__RefHeading___Toc1273_1956436819"/>Specyfikacja projektu<text:bookmark-end text:name="__RefHeading___Toc1273_1956436819"/></text:h>
      <text:h text:style-name="P15" text:outline-level="2"><text:bookmark-start text:name="__RefHeading___Toc1275_1956436819"/>Cel projektu<text:bookmark-end text:name="__RefHeading___Toc1275_1956436819"/></text:h>
      <text:p text:style-name="P5"><text:span text:style-name="T6">Wykonanie w języku programowania </text:span><text:span text:style-name="T7">Python</text:span><text:span text:style-name="T6"> </text:span><text:span text:style-name="T17">Projektu własnego.</text:span></text:p>
      <text:h text:style-name="P16" text:outline-level="2"><text:bookmark-start text:name="__RefHeading___Toc1629_1151712601"/>Szczegó<text:span text:style-name="T22">ł</text:span>y projektu<text:bookmark-end text:name="__RefHeading___Toc1629_1151712601"/></text:h>
      <text:list xml:id="list3849540350" text:style-name="L2">
        <text:list-item>
          <text:p text:style-name="P25"><text:span text:style-name="T6">Program powinien być napisany w języku programowania Python z użyciem </text:span><text:span text:style-name="T14">dystrybucji </text:span><text:span text:style-name="T8">WinPython</text:span><text:span text:style-name="T14"> wersja </text:span><text:span text:style-name="T8">3.7.1.0</text:span><text:span text:style-name="T14"> </text:span><text:a xlink:type="simple" xlink:href="http://winpython.github.io/" text:style-name="Internet_20_link" text:visited-style-name="Visited_20_Internet_20_Link"><text:span text:style-name="T15">&gt;&gt;&gt;</text:span></text:a><text:span text:style-name="T8"> </text:span></text:p>
        </text:list-item>
        <text:list-item>
          <text:p text:style-name="P26"><text:span text:style-name="T8">Ź</text:span><text:span text:style-name="T7">ródła</text:span><text:span text:style-name="T6"> programu powinny zawierać szczegółowe </text:span><text:span text:style-name="T7">komentarze</text:span><text:span text:style-name="T6">.</text:span></text:p>
        </text:list-item>
        <text:list-item>
          <text:p text:style-name="P32"><text:span text:style-name="T7">Dodatkowo</text:span><text:span text:style-name="T6"> do obliczeń zamierzonych przez Autora, program powinien wykonać obliczenia podstawowych wielkości statystycznych dla danych użytych w projekcie:</text:span></text:p>
          <text:p text:style-name="P32"><text:span text:style-name="T6">1. histogram rozkładu empirycznego</text:span></text:p>
          <text:p text:style-name="P32"><text:span text:style-name="T6">2. średnia arytmetyczna</text:span></text:p>
          <text:p text:style-name="P32"><text:span text:style-name="T6">3. modalna</text:span></text:p>
          <text:p text:style-name="P32"><text:span text:style-name="T6">4. mediana</text:span></text:p>
          <text:p text:style-name="P32"><text:span text:style-name="T6">5. kwartyl pierwszy</text:span></text:p>
          <text:p text:style-name="P32"><text:span text:style-name="T6">6. kwartyl trzeci</text:span></text:p>
          <text:p text:style-name="P32"><text:span text:style-name="T6">7. odchylenie przeciętne</text:span></text:p>
          <text:p text:style-name="P32"><text:span text:style-name="T6">8. odchylenie standardowe</text:span></text:p>
          <text:p text:style-name="P32"><text:span text:style-name="T6">9. odchylenie ćwiartkowe</text:span></text:p>
          <text:p text:style-name="P32"><text:span text:style-name="T6">10. współczynnik zmienności</text:span></text:p>
          <text:p text:style-name="P32"><text:span text:style-name="T6">11. miary asymetrii</text:span></text:p>
          <text:p text:style-name="P32"><text:span text:style-name="T6">12. miary koncentracji</text:span></text:p>
        </text:list-item>
      </text:list>
      <text:p text:style-name="P33"><text:span text:style-name="T6"/></text:p>
      <text:list xml:id="list112652523245676" text:continue-numbering="true" text:style-name="L2">
        <text:list-header>
          <text:p text:style-name="P32"><text:span text:style-name="T7">Wskazówka</text:span><text:span text:style-name="T6">:</text:span></text:p>
          <text:p text:style-name="P32"><text:span text:style-name="T6">Należy wykorzystać materiał zawarty w </text:span><text:span text:style-name="T7">książce</text:span><text:span text:style-name="T6">:</text:span></text:p>
          <text:p text:style-name="P32"><text:span text:style-name="T6">- <text:s/>Andrzej Obecny, Statystyka opisowa w Excelu dla szkół. Ćwiczenia praktyczne.</text:span></text:p>
        </text:list-header>
      </text:list>
      <text:h text:style-name="P13" text:outline-level="1"><text:bookmark-start text:name="__RefHeading___Toc1631_1151712601"/><text:span text:style-name="T25">Części składowe</text:span> projektu<text:bookmark-end text:name="__RefHeading___Toc1631_1151712601"/></text:h>
      <text:h text:style-name="Heading_20_2" text:outline-level="2"><text:bookmark-start text:name="__RefHeading___Toc1633_1151712601"/><text:span text:style-name="T11">K</text:span><text:span text:style-name="T6">atalog „</text:span><text:span text:style-name="T12">Pliki_zrodlowe</text:span><text:span text:style-name="T6">”</text:span><text:bookmark-end text:name="__RefHeading___Toc1633_1151712601"/></text:h>
      <text:list xml:id="list1805011019" text:style-name="L3">
        <text:list-item>
          <text:p text:style-name="P27"><text:span text:style-name="T13">W tym </text:span><text:span text:style-name="T9">k</text:span><text:span text:style-name="T10">atalog</text:span><text:span text:style-name="T9">u</text:span><text:span text:style-name="T12"> </text:span><text:span text:style-name="T16">zapisz</text:span><text:span text:style-name="T12"> plik (pliki) ze </text:span><text:span text:style-name="T10">skryptami</text:span><text:span text:style-name="T12"> w języku programowania Python służące do wykonania ćwiczenia.</text:span></text:p>
        </text:list-item>
      </text:list>
      <text:h text:style-name="P19" text:outline-level="2"><text:bookmark-start text:name="__RefHeading___Toc3701_1151712601"/>Plik „Dla_uzytkownika_prosze_przeczytac.odt”<text:bookmark-end text:name="__RefHeading___Toc3701_1151712601"/></text:h>
      <text:list xml:id="list1339525918" text:style-name="L5">
        <text:list-item>
          <text:p text:style-name="P28">Otwórz plik w programie LibreOffice.</text:p>
        </text:list-item>
        <text:list-item>
          <text:p text:style-name="P28">Postępuj zgodnie z zawartą w pliku instrukcją.</text:p>
        </text:list-item>
      </text:list>
      <text:h text:style-name="P20" text:outline-level="2"><text:bookmark-start text:name="__RefHeading___Toc1637_1151712601"/><text:span text:style-name="T24">Plik </text:span>Instrukcja.odt<text:bookmark-end text:name="__RefHeading___Toc1637_1151712601"/></text:h>
      <text:p text:style-name="P6">Plik z instrukcją.</text:p>
      <text:p text:style-name="P7"/>
      <text:h text:style-name="P14" text:outline-level="1"><text:bookmark-start text:name="__RefHeading___Toc1500_1956436819"/><text:span text:style-name="T18">P</text:span><text:span text:style-name="T6">lik "Imie_Nazwisko_</text:span><text:span text:style-name="T19">Projekt wlasny_Python</text:span><text:span text:style-name="T6">.</text:span><text:span text:style-name="T19">7z</text:span><text:span text:style-name="T6">"</text:span><text:bookmark-end text:name="__RefHeading___Toc1500_1956436819"/></text:h>
      <text:h text:style-name="P17" text:outline-level="2"><text:bookmark-start text:name="__RefHeading___Toc1502_1956436819"/>Struktura pliku<text:bookmark-end text:name="__RefHeading___Toc1502_1956436819"/></text:h>
      <text:p text:style-name="P36">Spakowany katalog "Imie_Nazwisko_<text:span text:style-name="T28">Projekt wlasny</text:span>_<text:span text:style-name="T26">Python</text:span>.<text:span text:style-name="T28">7z</text:span>" powinien zawierać:</text:p>
      <text:list xml:id="list4251963773" text:style-name="L6">
        <text:list-item>
          <text:p text:style-name="P34"><text:span text:style-name="T4">Katalog</text:span><text:span text:style-name="T23"> </text:span>"Pliki_zrodlowe",</text:p>
        </text:list-item>
        <text:list-item>
          <text:p text:style-name="P35"><text:span text:style-name="T1">Plik</text:span> „Dla_uzytkownika_prosze_przeczytac.odt”</text:p>
        </text:list-item>
        <text:list-item>
          <text:p text:style-name="P35"><text:span text:style-name="T4">Plik</text:span><text:span text:style-name="T23"> </text:span>"Instrukcja.odt".</text:p>
        </text:list-item>
      </text:list>
      <text:p text:style-name="P4"/>
      <text:h text:style-name="P18" text:outline-level="2"><text:bookmark-start text:name="__RefHeading___Toc1504_1956436819"/>Nazw<text:span text:style-name="T23">a</text:span> plik<text:span text:style-name="T23">u "Imie_Nazwisko_Projekt wlasny_Python.zip"</text:span><text:bookmark-end text:name="__RefHeading___Toc1504_1956436819"/></text:h>
      <text:p text:style-name="P31"><text:span text:style-name="T23">Nazwa pliku powinna mieć wstawione właściwe </text:span><text:span text:style-name="T3">imię i nazwisko</text:span><text:span text:style-name="T20"> zamiast fragmentu "Imie_Nazwisko" (np.:"</text:span><text:span text:style-name="T3">Jan_Kowalski</text:span><text:span text:style-name="T20">_Projekt wlasny_Python.zip".</text:span></text:p>
      <text:h text:style-name="P12" text:outline-level="1"><text:bookmark-start text:name="__RefHeading___Toc1506_1956436819"/>Dopuszczalne wersje użytych narzędzi<text:bookmark-end text:name="__RefHeading___Toc1506_1956436819"/></text:h>
      <text:list xml:id="list1119916217" text:style-name="L7">
        <text:list-item>
          <text:p text:style-name="P29">WinPython <text:span text:style-name="T1">3.7.1.0 </text:span><text:a xlink:type="simple" xlink:href="http://winpython.github.io/" text:style-name="Internet_20_link" text:visited-style-name="Visited_20_Internet_20_Link"><text:span text:style-name="T21">&gt;&gt;&gt;</text:span></text:a></text:p>
        </text:list-item>
        <text:list-item>
          <text:p text:style-name="P30">LibreOffice <text:span text:style-name="T1">6.</text:span><text:span text:style-name="T2">1</text:span><text:span text:style-name="T1">.</text:span><text:span text:style-name="T2">4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pl" fo:country="P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36:53.059000000</meta:creation-date>
    <meta:generator>LibreOffice/6.1.4.2$Windows_x86 LibreOffice_project/9d0f32d1f0b509096fd65e0d4bec26ddd1938fd3</meta:generator>
    <dc:date>2019-04-24T11:26:50.264000000</dc:date>
    <meta:editing-duration>PT4H14M37S</meta:editing-duration>
    <meta:editing-cycles>70</meta:editing-cycles>
    <meta:document-statistic meta:table-count="0" meta:image-count="0" meta:object-count="0" meta:page-count="7" meta:paragraph-count="59" meta:word-count="290" meta:character-count="2230" meta:non-whitespace-character-count="2022"/>
  </office:meta>
</office:document-meta>
</file>